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2185" officeooo:paragraph-rsid="001b2185"/>
    </style:style>
    <style:style style:name="P2" style:family="paragraph" style:parent-style-name="Standard">
      <style:text-properties officeooo:rsid="001d103c" officeooo:paragraph-rsid="001d103c"/>
    </style:style>
    <style:style style:name="P3" style:family="paragraph" style:parent-style-name="Standard">
      <style:text-properties officeooo:rsid="001e3ba8" officeooo:paragraph-rsid="001e3ba8"/>
    </style:style>
    <style:style style:name="P4" style:family="paragraph" style:parent-style-name="Standard">
      <style:text-properties officeooo:rsid="00210e1c" officeooo:paragraph-rsid="00210e1c"/>
    </style:style>
    <style:style style:name="P5" style:family="paragraph" style:parent-style-name="Standard">
      <style:text-properties officeooo:rsid="0023bb53" officeooo:paragraph-rsid="0023bb53"/>
    </style:style>
    <style:style style:name="P6" style:family="paragraph" style:parent-style-name="Standard">
      <style:text-properties officeooo:rsid="00242683" officeooo:paragraph-rsid="00242683"/>
    </style:style>
    <style:style style:name="T1" style:family="text">
      <style:text-properties officeooo:rsid="00210e1c"/>
    </style:style>
    <style:style style:name="T2" style:family="text">
      <style:text-properties officeooo:rsid="00212a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 </text:p>
      <text:p text:style-name="P1"/>
      <text:p text:style-name="P1">repetição for </text:p>
      <text:p text:style-name="P1">-<text:span text:style-name="T1">serve para realizar loops</text:span></text:p>
      <text:p text:style-name="P1"/>
      <text:p text:style-name="P2">estrutura de repetição </text:p>
      <text:p text:style-name="P3">ex: </text:p>
      <text:p text:style-name="P3">img = new SimpleImage(“passaro.jpg”);</text:p>
      <text:p text:style-name="P3">for(pixel: img){</text:p>
      <text:p text:style-name="P3">pixel.serRed(0);</text:p>
      <text:p text:style-name="P3">pixel.serGreen(0);</text:p>
      <text:p text:style-name="P3">pixel.serBlue(0);</text:p>
      <text:p text:style-name="P3">}</text:p>
      <text:p text:style-name="P3"/>
      <text:p text:style-name="P3">print(img);</text:p>
      <text:p text:style-name="P3"/>
      <text:p text:style-name="P4">prática 1 </text:p>
      <text:p text:style-name="P4"/>
      <text:p text:style-name="P5">for(pixel: img){</text:p>
      <text:p text:style-name="P5"/>
      <text:p text:style-name="P5">}</text:p>
      <text:p text:style-name="P4"/>
      <text:p text:style-name="P5">para cada pixel(indice) de img, faça </text:p>
      <text:p text:style-name="P6"/>
      <text:p text:style-name="P6"/>
      <text:p text:style-name="P4"/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9T12:49:39.037000000</dc:date>
    <meta:editing-duration>PT5H9M42S</meta:editing-duration>
    <meta:editing-cycles>9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6" meta:word-count="34" meta:character-count="256" meta:non-whitespace-character-count="232"/>
  </office:meta>
</office:document-meta>
</file>